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0F0000000F2A8CF21A84AD4CF5.gif" manifest:media-type="image/gi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style:rel-width="100%" table:align="center"/>
    </style:style>
    <style:style style:name="Table1.A" style:family="table-column">
      <style:table-column-properties style:column-width="1.9882in" style:rel-column-width="19466*"/>
    </style:style>
    <style:style style:name="Table1.B" style:family="table-column">
      <style:table-column-properties style:column-width="0.0167in" style:rel-column-width="164*"/>
    </style:style>
    <style:style style:name="Table1.C" style:family="table-column">
      <style:table-column-properties style:column-width="4.6882in" style:rel-column-width="45903*"/>
    </style:style>
    <style:style style:name="Table1.A2" style:family="table-cell">
      <style:table-cell-properties style:vertical-align="middle"/>
    </style:style>
    <style:style style:name="Table1.A4" style:family="table-cell">
      <style:table-cell-properties fo:padding="0in" fo:border="none"/>
    </style:style>
    <style:style style:name="Table1.A5" style:family="table-cell">
      <style:table-cell-properties fo:padding="0in" fo:border="none"/>
    </style:style>
    <style:style style:name="Table1.A6" style:family="table-cell">
      <style:table-cell-properties fo:padding="0in" fo:border="none"/>
    </style:style>
    <style:style style:name="Table1.A7" style:family="table-cell">
      <style:table-cell-properties fo:padding="0in" fo:border="none"/>
    </style:style>
    <style:style style:name="Table1.A8" style:family="table-cell">
      <style:table-cell-properties fo:padding="0in" fo:border="none"/>
    </style:style>
    <style:style style:name="Table1.A11" style:family="table-cell">
      <style:table-cell-properties fo:padding="0in" fo:border="none"/>
    </style:style>
    <style:style style:name="Table1.A12" style:family="table-cell">
      <style:table-cell-properties fo:padding="0in" fo:border="none"/>
    </style:style>
    <style:style style:name="Table1.A13" style:family="table-cell">
      <style:table-cell-properties fo:padding="0in" fo:border="none"/>
    </style:style>
    <style:style style:name="Table1.A14" style:family="table-cell">
      <style:table-cell-properties fo:padding="0in" fo:border="none"/>
    </style:style>
    <style:style style:name="Table1.A15" style:family="table-cell">
      <style:table-cell-properties fo:padding="0in" fo:border="none"/>
    </style:style>
    <style:style style:name="Table1.A16" style:family="table-cell">
      <style:table-cell-properties fo:padding="0in" fo:border="none"/>
    </style:style>
    <style:style style:name="Table1.A17" style:family="table-cell">
      <style:table-cell-properties fo:padding="0in" fo:border="none"/>
    </style:style>
    <style:style style:name="Table1.A20" style:family="table-cell">
      <style:table-cell-properties fo:padding="0in" fo:border="none"/>
    </style:style>
    <style:style style:name="Table1.A21" style:family="table-cell">
      <style:table-cell-properties fo:padding="0in" fo:border="none"/>
    </style:style>
    <style:style style:name="Table1.A24" style:family="table-cell">
      <style:table-cell-properties fo:padding="0in" fo:border="none"/>
    </style:style>
    <style:style style:name="Table1.A28" style:family="table-cell">
      <style:table-cell-properties fo:padding="0in" fo:border="none"/>
    </style:style>
    <style:style style:name="Table1.A29" style:family="table-cell">
      <style:table-cell-properties fo:padding="0in" fo:border="none"/>
    </style:style>
    <style:style style:name="Table1.A30" style:family="table-cell">
      <style:table-cell-properties fo:padding="0in" fo:border="none"/>
    </style:style>
    <style:style style:name="Table1.A33" style:family="table-cell">
      <style:table-cell-properties fo:padding="0in" fo:border="none"/>
    </style:style>
    <style:style style:name="Table1.A34" style:family="table-cell">
      <style:table-cell-properties fo:padding="0in" fo:border="none"/>
    </style:style>
    <style:style style:name="Table1.A38" style:family="table-cell">
      <style:table-cell-properties fo:padding="0in" fo:border="none"/>
    </style:style>
    <style:style style:name="Table1.A39" style:family="table-cell">
      <style:table-cell-properties fo:padding="0in" fo:border="none"/>
    </style:style>
    <style:style style:name="Table1.A40" style:family="table-cell">
      <style:table-cell-properties fo:padding="0in" fo:border="none"/>
    </style:style>
    <style:style style:name="Table2" style:family="table">
      <style:table-properties style:width="5.4688in" table:align="center" fo:background-color="#b0b0b0">
        <style:background-image/>
      </style:table-properties>
    </style:style>
    <style:style style:name="Table2.A" style:family="table-column">
      <style:table-column-properties style:column-width="5.4688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5.4694in" style:rel-width="100%" table:align="center"/>
    </style:style>
    <style:style style:name="Table3.A" style:family="table-column">
      <style:table-column-properties style:column-width="0.4375in" style:rel-column-width="5238*"/>
    </style:style>
    <style:style style:name="Table3.B" style:family="table-column">
      <style:table-column-properties style:column-width="2.4611in" style:rel-column-width="29493*"/>
    </style:style>
    <style:style style:name="Table3.C" style:family="table-column">
      <style:table-column-properties style:column-width="1.641in" style:rel-column-width="19665*"/>
    </style:style>
    <style:style style:name="Table3.D" style:family="table-column">
      <style:table-column-properties style:column-width="0.9292in" style:rel-column-width="11137*"/>
    </style:style>
    <style:style style:name="Table3.1" style:family="table-row">
      <style:table-row-properties fo:background-color="#ffffff">
        <style:background-image/>
      </style:table-row-properties>
    </style:style>
    <style:style style:name="Table3.A1" style:family="table-cell">
      <style:table-cell-properties style:vertical-align="middle" fo:padding="0.0313in" fo:border="none"/>
    </style:style>
    <style:style style:name="P1" style:family="paragraph" style:parent-style-name="Standard">
      <style:paragraph-properties fo:margin-top="0in" fo:margin-bottom="0in" loext:contextual-spacing="false"/>
      <style:text-properties fo:font-size="2pt" style:font-size-asian="2pt" style:font-size-complex="2pt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end" style:justify-single-word="false"/>
      <style:text-properties fo:font-weight="bold"/>
    </style:style>
    <style:style style:name="P5" style:family="paragraph" style:parent-style-name="Table_20_Contents">
      <style:text-properties fo:font-weight="normal"/>
    </style:style>
    <style:style style:name="P6" style:family="paragraph" style:parent-style-name="Table_20_Contents">
      <style:paragraph-properties fo:text-align="center" style:justify-single-word="false"/>
      <style:text-properties fo:font-weight="normal"/>
    </style:style>
    <style:style style:name="P7" style:family="paragraph" style:parent-style-name="Table_20_Contents">
      <style:paragraph-properties fo:text-align="start" style:justify-single-word="false"/>
      <style:text-properties fo:font-weight="normal"/>
    </style:style>
    <style:style style:name="P8" style:family="paragraph" style:parent-style-name="Table_20_Contents">
      <style:paragraph-properties fo:text-align="end" style:justify-single-word="false"/>
      <style:text-properties fo:font-weight="normal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Heading">
      <style:paragraph-properties fo:text-align="start" style:justify-single-word="false"/>
    </style:style>
    <style:style style:name="P11" style:family="paragraph" style:parent-style-name="Table_20_Heading">
      <style:paragraph-properties fo:text-align="end" style:justify-single-word="false"/>
    </style:style>
    <style:style style:name="T1" style:family="text">
      <style:text-properties fo:font-weight="bold"/>
    </style:style>
    <style:style style:name="T2" style:family="text">
      <style:text-properties fo:font-weight="normal"/>
    </style:style>
    <style:style style:name="T3" style:family="text">
      <style:text-properties fo:color="#00aa00" fo:font-weight="bold"/>
    </style:style>
    <style:style style:name="T4" style:family="text">
      <style:text-properties fo:color="#084482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number-columns-spanned="3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1"><text:bookmark text:name="smallID"/><text:bookmark text:name="smallEmphasisID"/></text:p>
                  <table:table table:name="Table3" table:style-name="Table3">
                    <table:table-column table:style-name="Table3.A"/>
                    <table:table-column table:style-name="Table3.B"/>
                    <table:table-column table:style-name="Table3.C"/>
                    <table:table-column table:style-name="Table3.D"/>
                    <table:table-row table:style-name="Table3.1">
                      <table:table-cell table:style-name="Table3.A1" office:value-type="string">
                        <text:p text:style-name="P9">Qty</text:p>
                      </table:table-cell>
                      <table:table-cell table:style-name="Table3.A1" office:value-type="string">
                        <text:p text:style-name="P10">Item</text:p>
                      </table:table-cell>
                      <table:table-cell table:style-name="Table3.A1" office:value-type="string">
                        <text:p text:style-name="P10">Options</text:p>
                      </table:table-cell>
                      <table:table-cell table:style-name="Table3.A1" office:value-type="string">
                        <text:p text:style-name="P11">Price</text:p>
                      </table:table-cell>
                    </table:table-row>
                    <table:table-row table:style-name="Table3.1">
                      <table:table-cell table:style-name="Table3.A1" office:value-type="string">
                        <text:p text:style-name="P6">1</text:p>
                      </table:table-cell>
                      <table:table-cell table:style-name="Table3.A1" office:value-type="string">
                        <text:p text:style-name="P7">5PCS PLCC IC Socket DIP 84 PINS PLCC-84 NEW<text:line-break/>Item # 381374518732</text:p>
                      </table:table-cell>
                      <table:table-cell table:style-name="Table3.A1" office:value-type="string">
                        <text:p text:style-name="P3"> </text:p>
                      </table:table-cell>
                      <table:table-cell table:style-name="Table3.A1" office:value-type="string">
                        <text:p text:style-name="P8">$2.56 USD</text:p>
                      </table:table-cell>
                    </table:table-row>
                    <table:table-row table:style-name="Table3.1">
                      <table:table-cell table:style-name="Table3.A1" table:number-columns-spanned="3" office:value-type="string">
                        <text:p text:style-name="P8"><text:span text:style-name="T1">Amount</text:span> </text:p>
                      </table:table-cell>
                      <table:covered-table-cell/>
                      <table:covered-table-cell/>
                      <table:table-cell table:style-name="Table3.A1" office:value-type="string">
                        <text:p text:style-name="P8">$2.56 USD</text:p>
                      </table:table-cell>
                    </table:table-row>
                  </table:table>
                  <text:p text:style-name="P2"/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Horizontal_20_Line"/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1.A4" office:value-type="string">
            <text:p text:style-name="P4">Order Description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Shopping Cart</text:p>
          </table:table-cell>
        </table:table-row>
        <table:table-row>
          <table:table-cell table:style-name="Table1.A5" office:value-type="string">
            <text:p text:style-name="P4">Item Total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$2.56 USD<text:bookmark text:name="labelLong"/></text:p>
          </table:table-cell>
        </table:table-row>
        <table:table-row>
          <table:table-cell table:style-name="Table1.A6" office:value-type="string">
            <text:p text:style-name="P4">Sales Tax:</text:p>
          </table:table-cell>
          <table:table-cell office:value-type="string">
            <text:p text:style-name="Table_20_Contents"/>
          </table:table-cell>
          <table:table-cell office:value-type="string">
            <text:p text:style-name="P2"/>
          </table:table-cell>
        </table:table-row>
        <table:table-row>
          <table:table-cell table:style-name="Table1.A7" office:value-type="string">
            <text:p text:style-name="P4">Shipping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$1.85 USD</text:p>
          </table:table-cell>
        </table:table-row>
        <table:table-row>
          <table:table-cell table:style-name="Table1.A8" office:value-type="string">
            <text:p text:style-name="P4">Seller discount or charges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$0.00 USD</text:p>
          </table:table-cell>
        </table:table-row>
        <table:table-row>
          <table:table-cell table:style-name="Table1.A2" table:number-columns-spanned="3" office:value-type="string">
            <text:p text:style-name="Horizontal_20_Line"/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1.A11" office:value-type="string">
            <text:p text:style-name="P4">Total amount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-$4.41 USD</text:p>
          </table:table-cell>
        </table:table-row>
        <table:table-row>
          <table:table-cell table:style-name="Table1.A12" office:value-type="string">
            <text:p text:style-name="P4">Fee amount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$0.00 USD<text:bookmark text:name="mer-icplus-fees"/><text:bookmark text:name="mer-partner-name"/></text:p>
          </table:table-cell>
        </table:table-row>
        <table:table-row>
          <table:table-cell table:style-name="Table1.A13" office:value-type="string">
            <text:p text:style-name="P2"/>
          </table:table-cell>
          <table:table-cell office:value-type="string">
            <text:p text:style-name="Table_20_Contents"><text:bookmark text:name="mer-partner-fees"/></text:p>
          </table:table-cell>
          <table:table-cell office:value-type="string">
            <text:p text:style-name="P2"/>
          </table:table-cell>
        </table:table-row>
        <table:table-row>
          <table:table-cell table:style-name="Table1.A14" office:value-type="string">
            <text:p text:style-name="P4">Net amount:</text:p>
          </table:table-cell>
          <table:table-cell office:value-type="string">
            <text:p text:style-name="Table_20_Contents"><text:bookmark text:name="mer-partner-net"/></text:p>
          </table:table-cell>
          <table:table-cell office:value-type="string">
            <text:p text:style-name="P5">-$4.41 USD</text:p>
          </table:table-cell>
        </table:table-row>
        <table:table-row>
          <table:table-cell table:style-name="Table1.A15" office:value-type="string">
            <text:p text:style-name="P4">Date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Dec 13, 2016</text:p>
          </table:table-cell>
        </table:table-row>
        <table:table-row>
          <table:table-cell table:style-name="Table1.A16" office:value-type="string">
            <text:p text:style-name="P4">Time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19:53:20 PST</text:p>
          </table:table-cell>
        </table:table-row>
        <table:table-row>
          <table:table-cell table:style-name="Table1.A17" office:value-type="string">
            <text:p text:style-name="P4">Status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Completed</text:p>
          </table:table-cell>
        </table:table-row>
        <table:table-row>
          <table:table-cell table:style-name="Table1.A2" table:number-columns-spanned="3" office:value-type="string">
            <text:p text:style-name="Horizontal_20_Line"/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1.A20" office:value-type="string">
            <text:p text:style-name="P4">Insurance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$0.00 USD</text:p>
          </table:table-cell>
        </table:table-row>
        <table:table-row>
          <table:table-cell table:style-name="Table1.A21" office:value-type="string">
            <text:p text:style-name="P4">Status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Completed  </text:p>
          </table:table-cell>
        </table:table-row>
        <table:table-row>
          <table:table-cell table:style-name="Table1.A2" table:number-columns-spanned="3" office:value-type="string">
            <text:p text:style-name="Horizontal_20_Line"/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1.A24" office:value-type="string">
            <text:p text:style-name="P4">Shipping Address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CJ Griscom<text:line-break/>9 Country Club Rd<text:line-break/>Coatesville, PA 19320-1812<text:line-break/>United States<text:line-break/><text:span text:style-name="T3">Confirmed</text:span> <text:span text:style-name="T4"><draw:a xlink:type="simple" xlink:href="javascript:openWindowQuestion();"><draw:frame draw:style-name="fr1" draw:name="Image1" text:anchor-type="as-char" svg:width="0.1563in" svg:height="0.1563in" draw:z-index="0"><draw:image xlink:href="Pictures/100000000000000F0000000F2A8CF21A84AD4CF5.gif" xlink:type="simple" xlink:show="embed" xlink:actuate="onLoad"/><svg:title>Help</svg:title></draw:frame></draw:a></text:span> </text:p>
          </table:table-cell>
        </table:table-row>
        <table:table-row>
          <table:table-cell table:style-name="Table1.A2" table:number-columns-spanned="3" office:value-type="string">
            <text:p text:style-name="Horizontal_20_Line"/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1.A28" office:value-type="string">
            <text:p text:style-name="P4">Payment To:</text:p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><text:span text:style-name="T2">ZhiPing Jin    (The recipient of this payment is </text:span><text:span text:style-name="Strong_20_Emphasis"><text:span text:style-name="T2">Non-U.S. - Verified</text:span></text:span><text:span text:style-name="T2">)</text:span></text:p>
          </table:table-cell>
        </table:table-row>
        <table:table-row>
          <table:table-cell table:style-name="Table1.A29" office:value-type="string">
            <text:p text:style-name="P4">Seller's ID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survy2014</text:p>
          </table:table-cell>
        </table:table-row>
        <table:table-row>
          <table:table-cell table:style-name="Table1.A30" office:value-type="string">
            <text:p text:style-name="P4">Seller's Email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survy2013@gmail.com</text:p>
          </table:table-cell>
        </table:table-row>
        <table:table-row>
          <table:table-cell table:style-name="Table1.A2" table:number-columns-spanned="3" office:value-type="string">
            <text:p text:style-name="Horizontal_20_Line"/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1.A33" office:value-type="string">
            <text:p text:style-name="P4">Funding Type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PayPal Funds</text:p>
          </table:table-cell>
        </table:table-row>
        <table:table-row>
          <table:table-cell table:style-name="Table1.A34" office:value-type="string">
            <text:p text:style-name="P4">Funding Source:</text:p>
          </table:table-cell>
          <table:table-cell office:value-type="string">
            <text:p text:style-name="Table_20_Contents"/>
          </table:table-cell>
          <table:table-cell office:value-type="string">
            <text:p text:style-name="P5">$4.41 USD - PayPal Account</text:p>
          </table:table-cell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Horizontal_20_Line"/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1.A38" office:value-type="string">
            <text:p text:style-name="P4">Tracking Number:</text:p>
          </table:table-cell>
          <table:table-cell office:value-type="string">
            <text:p text:style-name="Table_20_Contents"/>
          </table:table-cell>
          <table:table-cell office:value-type="string">
            <text:p text:style-name="P7">LK109573896CN <text:span text:style-name="T4"><draw:a xlink:type="simple" xlink:href="javascript:openWindowQuestiontrackingNumberHelp();"><draw:frame draw:style-name="fr1" draw:name="Image2" text:anchor-type="as-char" svg:width="0.1563in" svg:height="0.1563in" draw:z-index="1"><draw:image xlink:href="Pictures/100000000000000F0000000F2A8CF21A84AD4CF5.gif" xlink:type="simple" xlink:show="embed" xlink:actuate="onLoad"/><svg:title>Help</svg:title></draw:frame></draw:a></text:span></text:p>
          </table:table-cell>
        </table:table-row>
        <text:soft-page-break/>
        <table:table-row>
          <table:table-cell table:style-name="Table1.A39" office:value-type="string">
            <text:p text:style-name="P4">Carrier:</text:p>
          </table:table-cell>
          <table:table-cell office:value-type="string">
            <text:p text:style-name="Table_20_Contents"/>
          </table:table-cell>
          <table:table-cell office:value-type="string">
            <text:p text:style-name="P7">USPS</text:p>
          </table:table-cell>
        </table:table-row>
        <table:table-row>
          <table:table-cell table:style-name="Table1.A40" office:value-type="string">
            <text:p text:style-name="P4">Order Status:</text:p>
          </table:table-cell>
          <table:table-cell office:value-type="string">
            <text:p text:style-name="Table_20_Contents"/>
          </table:table-cell>
          <table:table-cell office:value-type="string">
            <text:p text:style-name="P7">Shipped (Dec 15, 2016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15:01:17.303882844</meta:creation-date>
    <dc:date>2017-01-10T15:02:15.553428359</dc:date>
    <meta:editing-duration>PT58S</meta:editing-duration>
    <meta:editing-cycles>1</meta:editing-cycles>
    <meta:generator>LibreOffice/5.0.5.2$Linux_X86_64 LibreOffice_project/00m0$Build-2</meta:generator>
    <meta:document-statistic meta:table-count="3" meta:image-count="2" meta:object-count="0" meta:page-count="2" meta:paragraph-count="53" meta:word-count="122" meta:character-count="751" meta:non-whitespace-character-count="671"/>
  </office:meta>
</office:document-meta>
</file>